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CJK SC3" svg:font-family="'Noto Sans CJK SC'" style:font-family-generic="swiss" style:font-pitch="variabl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0.76cm" fo:min-width="0.51cm" fo:padding-top="0.151cm" fo:padding-bottom="0.151cm" fo:padding-left="0.276cm" fo:padding-right="0.276cm" draw:shadow="hidden"/>
      <style:paragraph-properties style:writing-mode="lr-tb"/>
    </style:style>
    <style:style style:name="gr2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0.572cm"/>
      <style:paragraph-properties style:writing-mode="lr-tb"/>
    </style:style>
    <style:style style:name="gr3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2.717cm"/>
      <style:paragraph-properties style:writing-mode="lr-tb"/>
    </style:style>
    <style:style style:name="gr4" style:family="graphic" style:parent-style-name="objectwithoutfill">
      <style:graphic-properties svg:stroke-color="#0f52ba" draw:marker-end="Arrow" draw:marker-end-width="0.3cm" draw:fill="solid" draw:fill-color="#5cf5f7" draw:textarea-vertical-align="middle"/>
    </style:style>
    <style:style style:name="gr5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1.645cm"/>
      <style:paragraph-properties style:writing-mode="lr-tb"/>
    </style:style>
    <style:style style:name="gr6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2.25cm"/>
      <style:paragraph-properties style:writing-mode="lr-tb"/>
    </style:style>
    <style:style style:name="gr7" style:family="graphic" style:parent-style-name="standard">
      <style:graphic-properties draw:stroke="solid" svg:stroke-color="#bc660b" draw:fill-color="#f8d2aa" draw:textarea-horizontal-align="justify" draw:textarea-vertical-align="middle" draw:auto-grow-height="false" fo:min-height="3.23cm" fo:min-width="8.849cm"/>
    </style:style>
    <style:style style:name="gr8" style:family="graphic" style:parent-style-name="standard">
      <style:graphic-properties svg:stroke-color="#468a1a" draw:fill-color="#a2f2e3" draw:textarea-horizontal-align="justify" draw:textarea-vertical-align="middle" draw:auto-grow-height="false" fo:min-height="3.23cm" fo:min-width="8.849cm"/>
    </style:style>
    <style:style style:name="gr9" style:family="graphic" style:parent-style-name="standard">
      <style:graphic-properties svg:stroke-color="#468a1a" draw:fill-color="#5cf784" draw:textarea-horizontal-align="justify" draw:textarea-vertical-align="middle" draw:auto-grow-height="false" fo:min-height="0.926cm" fo:min-width="0.639cm"/>
      <style:paragraph-properties style:writing-mode="lr-tb"/>
    </style:style>
    <style:style style:name="gr10" style:family="graphic" style:parent-style-name="standard">
      <style:graphic-properties svg:stroke-color="#468a1a" draw:fill-color="#5cf784" draw:textarea-horizontal-align="justify" draw:textarea-vertical-align="middle" draw:auto-grow-height="false" fo:min-height="0.855cm" fo:min-width="0.572cm"/>
      <style:paragraph-properties style:writing-mode="lr-tb"/>
    </style:style>
    <style:style style:name="gr11" style:family="graphic" style:parent-style-name="standard" style:list-style-name="L1">
      <style:graphic-properties svg:stroke-color="#468a1a" draw:fill-color="#5cf784" draw:textarea-horizontal-align="justify" draw:textarea-vertical-align="middle" draw:auto-grow-height="false" fo:min-height="0.855cm" fo:min-width="4.325cm"/>
      <style:paragraph-properties style:writing-mode="lr-tb"/>
    </style:style>
    <style:style style:name="gr12" style:family="graphic" style:parent-style-name="objectwithoutfill">
      <style:graphic-properties svg:stroke-width="0.053cm" svg:stroke-color="#468a1a" draw:marker-start-width="0.279cm" draw:marker-end="Arrow" draw:marker-end-width="0.379cm" draw:fill="solid" draw:fill-color="#5cf5f7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color="#468a1a" draw:fill-color="#5cf784" draw:textarea-horizontal-align="justify" draw:textarea-vertical-align="middle" draw:auto-grow-height="false" fo:min-height="0.855cm" fo:min-width="2.717cm"/>
      <style:paragraph-properties style:writing-mode="lr-tb"/>
    </style:style>
    <style:style style:name="gr14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2.67cm"/>
      <style:paragraph-properties style:writing-mode="lr-tb"/>
    </style:style>
    <style:style style:name="gr15" style:family="graphic" style:parent-style-name="standard" style:list-style-name="L1">
      <style:graphic-properties svg:stroke-color="#bc660b" draw:fill-color="#fcb66d" draw:textarea-horizontal-align="justify" draw:textarea-vertical-align="middle" draw:auto-grow-height="false" fo:min-height="0.855cm" fo:min-width="4.8cm"/>
      <style:paragraph-properties style:writing-mode="lr-tb"/>
    </style:style>
    <style:style style:name="gr16" style:family="graphic" style:parent-style-name="standard">
      <style:graphic-properties svg:stroke-color="#bc660b" draw:fill-color="#fcb66d" draw:textarea-horizontal-align="justify" draw:textarea-vertical-align="middle" draw:auto-grow-height="false" fo:min-height="0.918cm" fo:min-width="2.181cm"/>
      <style:paragraph-properties style:writing-mode="lr-tb"/>
    </style:style>
    <style:style style:name="gr17" style:family="graphic" style:parent-style-name="objectwithoutfill">
      <style:graphic-properties svg:stroke-width="0.053cm" svg:stroke-color="#bc660b" draw:marker-start-width="0.279cm" draw:marker-end="Arrow" draw:marker-end-width="0.379cm" draw:fill="solid" draw:fill-color="#5cf5f7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color="#bc660b" draw:fill-color="#fcb66d" draw:textarea-horizontal-align="justify" draw:textarea-vertical-align="middle" draw:auto-grow-height="false" fo:min-height="0.855cm" fo:min-width="0.572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width="0.081cm" svg:stroke-color="#468a1a" draw:marker-start-width="0.321cm" draw:marker-end-width="0.321cm" draw:fill-color="#ffffff" draw:opacity="0%" draw:textarea-horizontal-align="justify" draw:textarea-vertical-align="middle" draw:auto-grow-height="false" fo:min-height="0.69cm" fo:min-width="0.34cm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Dashed_20__28_var_29_" svg:stroke-width="0.081cm" svg:stroke-color="#468a1a" draw:marker-start-width="0.321cm" draw:marker-end="Arrowheads_20_1" draw:marker-end-width="0.321cm" draw:fill="solid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color="#e6e905" draw:fill-color="#ffffd7" draw:textarea-horizontal-align="justify" draw:textarea-vertical-align="middle" draw:auto-grow-height="false" fo:min-height="0.551cm" fo:min-width="19.65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.438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626cm"/>
    </style:style>
    <style:style style:name="gr2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5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pacity="100%"/>
      <style:paragraph-properties style:writing-mode="lr-tb"/>
    </style:style>
    <style:style style:name="gr26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/>
      <style:paragraph-properties style:writing-mode="lr-tb"/>
    </style:style>
    <style:style style:name="gr27" style:family="graphic" style:parent-style-name="standard" style:list-style-name="L1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0.76cm" fo:min-width="0.51cm" fo:padding-top="0.151cm" fo:padding-bottom="0.151cm" fo:padding-left="0.276cm" fo:padding-right="0.276cm" draw:shadow="hidden"/>
      <style:paragraph-properties style:writing-mode="lr-tb"/>
    </style:style>
    <style:style style:name="gr28" style:family="graphic" style:parent-style-name="standard">
      <style:graphic-properties svg:stroke-width="0.053cm" svg:stroke-color="#95231f" draw:marker-start-width="0.279cm" draw:marker-end="Arrowheads_20_2" draw:marker-end-width="0.279cm" draw:fill-color="#fcd3c1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 draw:shadow="hidden"/>
      <style:paragraph-properties style:writing-mode="lr-tb"/>
    </style:style>
    <style:style style:name="gr30" style:family="graphic" style:parent-style-name="objectwithoutfill">
      <style:graphic-properties svg:stroke-width="0.053cm" svg:stroke-color="#224b12" draw:marker-start-width="0.28cm" draw:marker-end="Arrow" draw:marker-end-width="0.38cm" draw:fill="none" draw:textarea-vertical-align="middle" fo:padding-top="0.152cm" fo:padding-bottom="0.152cm" fo:padding-left="0.277cm" fo:padding-right="0.277cm" draw:shadow="hidden"/>
    </style:style>
    <style:style style:name="gr31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 draw:shadow="hidden"/>
      <style:paragraph-properties style:writing-mode="lr-tb"/>
    </style:style>
    <style:style style:name="gr33" style:family="graphic" style:parent-style-name="objectwithoutfill">
      <style:graphic-properties svg:stroke-width="0.053cm" svg:stroke-color="#224b12" draw:marker-start-width="0.28cm" draw:marker-end="Arrowheads_20_2" draw:marker-end-width="0.38cm" draw:fill="none" draw:textarea-vertical-align="middle" fo:padding-top="0.152cm" fo:padding-bottom="0.152cm" fo:padding-left="0.277cm" fo:padding-right="0.277cm" draw:shadow="hidden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draw:shadow="hidden"/>
      <style:paragraph-properties style:writing-mode="lr-tb"/>
    </style:style>
    <style:style style:name="gr35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pacity="100%"/>
      <style:paragraph-properties style:writing-mode="lr-tb"/>
    </style:style>
    <style:style style:name="gr36" style:family="graphic" style:parent-style-name="standard" style:list-style-name="L1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0.76cm" fo:min-width="0.51cm" fo:padding-top="0.151cm" fo:padding-bottom="0.151cm" fo:padding-left="0.276cm" fo:padding-right="0.276cm" draw:shadow="hidden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 draw:shadow="hidden"/>
      <style:paragraph-properties style:writing-mode="lr-tb"/>
    </style:style>
    <style:style style:name="gr38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/>
      <style:paragraph-properties style:writing-mode="lr-tb"/>
    </style:style>
    <style:style style:name="gr39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pacity="100%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1" style:family="graphic" style:parent-style-name="objectwithoutfill">
      <style:graphic-properties svg:stroke-width="0.106cm" svg:stroke-color="#999999" draw:marker-start-width="0.359cm" draw:marker-end-width="0.359cm" draw:fill="solid" draw:fill-color="#999999" draw:textarea-vertical-align="middle" fo:padding-top="0.178cm" fo:padding-bottom="0.178cm" fo:padding-left="0.303cm" fo:padding-right="0.303cm"/>
    </style:style>
    <style:style style:name="P1" style:family="paragraph">
      <style:paragraph-properties fo:margin-left="0cm" fo:margin-right="0cm" fo:text-align="center" fo:text-indent="0cm" style:writing-mode="lr-tb"/>
      <style:text-properties fo:color="#ffffff" loext:opacity="100%" style:font-name="Ubuntu" fo:font-size="16pt" fo:font-weight="bold" style:letter-kerning="true" style:font-name-asian="Noto Sans CJK SC" style:font-size-asian="16pt" style:font-name-complex="Lohit Devanagari" style:font-size-complex="16pt"/>
    </style:style>
    <style:style style:name="P2" style:family="paragraph">
      <loext:graphic-properties draw:fill-color="#468a1a"/>
      <style:paragraph-properties fo:margin-left="0cm" fo:margin-right="0cm" fo:text-align="center" fo:text-indent="0cm" style:writing-mode="lr-tb"/>
      <style:text-properties fo:color="#ffffff" loext:opacity="100%" style:font-name="Ubuntu" fo:font-size="16pt" fo:font-weight="bold" style:letter-kerning="true" style:font-name-asian="Noto Sans CJK SC" style:font-size-asian="16pt" style:font-name-complex="Lohit Devanagari" style:font-size-complex="16pt"/>
    </style:style>
    <style:style style:name="P3" style:family="paragraph">
      <style:paragraph-properties fo:text-align="center" style:writing-mode="lr-tb"/>
      <style:text-properties style:font-name="Ubuntu" fo:font-size="15.3999996185303pt"/>
    </style:style>
    <style:style style:name="P4" style:family="paragraph">
      <loext:graphic-properties draw:fill-color="#5cf5f7"/>
      <style:paragraph-properties fo:text-align="center" style:writing-mode="lr-tb"/>
      <style:text-properties style:font-name="Ubuntu" fo:font-size="15.3999996185303pt"/>
    </style:style>
    <style:style style:name="P5" style:family="paragraph">
      <loext:graphic-properties draw:fill="solid" draw:fill-color="#5cf5f7"/>
      <style:paragraph-properties fo:text-align="center"/>
      <style:text-properties style:font-name="Ubuntu" fo:font-size="14pt"/>
    </style:style>
    <style:style style:name="P6" style:family="paragraph">
      <loext:graphic-properties draw:fill-color="#f8d2aa"/>
      <style:paragraph-properties fo:text-align="center"/>
      <style:text-properties style:font-name="Ubuntu" fo:font-size="14pt"/>
    </style:style>
    <style:style style:name="P7" style:family="paragraph">
      <loext:graphic-properties draw:fill-color="#a2f2e3"/>
      <style:paragraph-properties fo:text-align="center"/>
      <style:text-properties style:font-name="Ubuntu" fo:font-size="14pt"/>
    </style:style>
    <style:style style:name="P8" style:family="paragraph">
      <loext:graphic-properties draw:fill-color="#5cf784"/>
      <style:paragraph-properties fo:text-align="center" style:writing-mode="lr-tb"/>
      <style:text-properties style:font-name="Ubuntu" fo:font-size="15.3999996185303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0" style:family="paragraph">
      <loext:graphic-properties draw:fill-color="#5cf784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1" style:family="paragraph">
      <loext:graphic-properties draw:fill-color="#fcb66d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2" style:family="paragraph">
      <loext:graphic-properties draw:fill-color="#fcb66d"/>
      <style:paragraph-properties fo:text-align="center" style:writing-mode="lr-tb"/>
      <style:text-properties style:font-name="Ubuntu" fo:font-size="15.3999996185303pt"/>
    </style:style>
    <style:style style:name="P13" style:family="paragraph">
      <loext:graphic-properties draw:fill-color="#ffffff" draw:opacity="0%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16" style:family="paragraph">
      <loext:graphic-properties draw:fill-color="#ffffd7"/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4pt" fo:font-style="normal" style:font-size-asian="14pt" style:font-style-asian="normal" style:font-size-complex="14pt" style:font-style-complex="normal"/>
    </style:style>
    <style:style style:name="P19" style:family="paragraph">
      <loext:graphic-properties draw:fill-color="#bce4e5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4pt" fo:font-style="normal" style:font-size-asian="14pt" style:font-style-asian="normal" style:font-size-complex="14pt" style:font-style-complex="normal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>
      <loext:graphic-properties draw:fill-color="#bce4e5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>
      <style:paragraph-properties fo:text-align="center" style:writing-mode="lr-tb"/>
      <style:text-properties style:font-name="Ubuntu" fo:font-size="14pt"/>
    </style:style>
    <style:style style:name="P23" style:family="paragraph">
      <loext:graphic-properties draw:fill-color="#fcd3c1"/>
      <style:paragraph-properties fo:text-align="center" style:writing-mode="lr-tb"/>
      <style:text-properties style:font-name="Ubuntu" fo:font-size="14pt"/>
    </style:style>
    <style:style style:name="P24" style:family="paragraph">
      <style:text-properties style:font-name="Ubuntu" fo:font-size="14pt" style:font-size-asian="14pt" style:font-size-complex="14pt"/>
    </style:style>
    <style:style style:name="P25" style:family="paragraph">
      <loext:graphic-properties draw:fill="none" draw:fill-color="#ffffff"/>
      <style:paragraph-properties style:writing-mode="lr-tb"/>
      <style:text-properties style:font-name="Ubuntu" fo:font-size="14pt" fo:font-style="italic" style:font-size-asian="14pt" style:font-style-asian="italic" style:font-size-complex="14pt" style:font-style-complex="italic"/>
    </style:style>
    <style:style style:name="P26" style:family="paragraph">
      <style:text-properties style:font-name="Ubuntu" fo:font-size="14pt"/>
    </style:style>
    <style:style style:name="P27" style:family="paragraph">
      <loext:graphic-properties draw:fill="none" draw:fill-color="#ffffff"/>
      <style:paragraph-properties style:writing-mode="lr-tb"/>
      <style:text-properties style:font-name="Ubuntu" fo:font-size="14pt" fo:font-style="italic" style:font-size-asian="20pt" style:font-style-asian="italic" style:font-size-complex="20pt" style:font-style-complex="italic"/>
    </style:style>
    <style:style style:name="P28" style:family="paragraph">
      <loext:graphic-properties draw:fill="none"/>
      <style:paragraph-properties fo:text-align="center"/>
      <style:text-properties style:text-position="0% 100%" style:font-name="Ubuntu" fo:font-size="14pt"/>
    </style:style>
    <style:style style:name="P29" style:family="paragraph">
      <loext:graphic-properties draw:fill-color="#bce4e5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4pt"/>
    </style:style>
    <style:style style:name="P30" style:family="paragraph">
      <loext:graphic-properties draw:fill="none"/>
      <style:paragraph-properties fo:text-align="center"/>
      <style:text-properties style:font-name="Ubuntu" fo:font-size="14pt"/>
    </style:style>
    <style:style style:name="P31" style:family="paragraph">
      <style:text-properties style:font-name="Ubuntu" fo:font-size="14pt" fo:font-style="normal" style:font-size-asian="14pt" style:font-style-asian="normal" style:font-size-complex="14pt" style:font-style-complex="normal"/>
    </style:style>
    <style:style style:name="P32" style:family="paragraph">
      <loext:graphic-properties draw:fill="none" draw:fill-color="#ffffff"/>
      <style:paragraph-properties style:writing-mode="lr-tb"/>
      <style:text-properties style:font-name="Ubuntu" fo:font-size="14pt" fo:font-style="normal" style:font-size-asian="14pt" style:font-style-asian="normal" style:font-size-complex="14pt" style:font-style-complex="normal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4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solid" draw:fill-color="#999999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Ubuntu" fo:font-size="16pt" fo:font-style="normal" fo:text-shadow="none" style:text-underline-style="none" fo:font-weight="bold" style:letter-kerning="true" style:font-name-asian="Ubuntu1" style:font-size-asian="16pt" style:font-style-asian="normal" style:font-weight-asian="bold" style:font-name-complex="Ubuntu1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Ubuntu" fo:font-size="16pt" fo:font-weight="bold" style:letter-kerning="true" style:font-name-asian="Noto Sans CJK SC" style:font-size-asian="16pt" style:font-name-complex="Lohit Devanagari" style:font-size-complex="16pt"/>
    </style:style>
    <style:style style:name="T3" style:family="text">
      <style:text-properties style:font-name="Ubuntu" fo:font-size="14pt"/>
    </style:style>
    <style:style style:name="T4" style:family="text">
      <style:text-properties style:font-name="Ubuntu" fo:font-size="14pt" style:font-name-asian="Ubuntu1" style:font-name-complex="Ubuntu1"/>
    </style:style>
    <style:style style:name="T5" style:family="text">
      <style:text-properties style:font-name="Ubuntu" fo:font-size="14pt" style:font-name-asian="Liberation Serif1" style:font-name-complex="Liberation Serif1"/>
    </style:style>
    <style:style style:name="T6" style:family="text">
      <style:text-properties style:text-position="33% 58%" style:font-name="Ubuntu" fo:font-size="1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Ubuntu1" style:font-size-asian="18pt" style:font-style-asian="normal" style:font-weight-asian="normal" style:font-name-complex="Ubuntu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 style:font-name="Ubuntu" fo:font-size="14pt" style:font-name-asian="Ubuntu1" style:font-name-complex="Ubuntu1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33% 58%" style:font-name="Ubuntu" fo:font-size="14pt" style:font-name-asian="Liberation Serif1" style:font-name-complex="Liberation Serif1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fo:font-size="18pt" style:font-size-asian="18pt" style:font-size-complex="18pt"/>
    </style:style>
    <style:style style:name="T19" style:family="text">
      <style:text-properties style:font-name="Ubuntu" fo:font-size="14pt" fo:font-style="normal" style:font-size-asian="14pt" style:font-style-asian="normal" style:font-size-complex="14pt" style:font-style-complex="normal"/>
    </style:style>
    <style:style style:name="T20" style:family="text">
      <style:text-properties style:font-name="Ubuntu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text-position="-8% 58%" style:font-name="Ubuntu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Liberation Sans" style:font-name-asian="Liberation Sans" style:font-name-complex="Liberation Sans"/>
    </style:style>
    <style:style style:name="T23" style:family="text">
      <style:text-properties style:font-name="Ubuntu" fo:font-size="14pt" fo:font-style="italic" style:font-size-asian="14pt" style:font-style-asian="italic" style:font-size-complex="14pt" style:font-style-complex="italic"/>
    </style:style>
    <style:style style:name="T24" style:family="text">
      <style:text-properties style:font-name="Ubuntu" fo:font-style="italic" style:font-size-asian="20pt" style:font-style-asian="italic" style:font-size-complex="20pt" style:font-style-complex="italic"/>
    </style:style>
    <style:style style:name="T25" style:family="text">
      <style:text-properties style:font-name="Ubuntu" fo:font-size="14pt" style:font-size-asian="14pt" style:font-size-complex="14pt"/>
    </style:style>
    <style:style style:name="T26" style:family="text">
      <style:text-properties style:text-position="-8% 58%" style:font-name="Ubuntu" fo:font-size="14pt" style:font-size-asian="14pt" style:font-size-complex="14pt"/>
    </style:style>
    <style:style style:name="T27" style:family="text">
      <style:text-properties style:text-position="-8% 58%" style:font-name="Ubuntu" fo:font-size="14pt" fo:font-style="normal" style:font-size-asian="14pt" style:font-style-asian="normal" style:font-size-complex="14pt" style:font-style-complex="normal"/>
    </style:style>
    <style:style style:name="T28" style:family="text">
      <style:text-properties style:text-position="33% 58%" style:font-name="Ubuntu" fo:font-size="14pt" fo:font-style="italic" style:font-size-asian="14pt" style:font-style-asian="italic" style:font-size-complex="14pt" style:font-style-complex="italic"/>
    </style:style>
    <style:style style:name="T29" style:family="text">
      <style:text-properties style:text-position="33% 58%" style:font-name="Ubuntu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5" draw:id="id25" draw:layer="layout" svg:width="1.5cm" svg:height="1.5cm" svg:x="23.35cm" svg:y="3.751cm">
          <text:p text:style-name="P1"><text:span text:style-name="T1">σ</text:span><text:span text:style-name="T2"> | 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1.072cm" svg:height="1.105cm" svg:x="0.964cm" svg:y="12.863cm">
          <text:p text:style-name="P3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1.072cm" svg:height="1.105cm" svg:x="3.644cm" svg:y="10.652cm">
          <text:p text:style-name="P3"><text:span text:style-name="T3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1.072cm" svg:height="1.105cm" svg:x="5.253cm" svg:y="10.652cm">
          <text:p text:style-name="P3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3.217cm" svg:height="1.105cm" svg:x="3.216cm" svg:y="12.863cm">
          <text:p text:style-name="P3"><text:span text:style-name="T3">z = x . w 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.036cm" svg:y1="13.415cm" svg:x2="3.216cm" svg:y2="13.415cm" draw:start-shape="id1" draw:start-glue-point="1" draw:end-shape="id2" draw:end-glue-point="3" svg:d="M2036 13415h1180" svg:viewBox="0 0 1181 1">
          <text:p/>
        </draw:connector>
        <draw:connector draw:style-name="gr4" draw:text-style-name="P5" draw:layer="layout" draw:type="line" svg:x1="4.18cm" svg:y1="11.757cm" svg:x2="4.824cm" svg:y2="12.863cm" draw:start-shape="id3" draw:start-glue-point="2" draw:end-shape="id2" draw:end-glue-point="0" svg:d="M4180 11757l644 1106" svg:viewBox="0 0 645 1107">
          <text:p/>
        </draw:connector>
        <draw:connector draw:style-name="gr4" draw:text-style-name="P5" draw:layer="layout" draw:type="line" svg:x1="5.789cm" svg:y1="11.757cm" svg:x2="4.824cm" svg:y2="12.863cm" draw:start-shape="id4" draw:start-glue-point="2" draw:end-shape="id2" draw:end-glue-point="0" svg:d="M5789 11757l-965 1106" svg:viewBox="0 0 966 1107">
          <text:p/>
        </draw:connector>
        <draw:custom-shape draw:style-name="gr5" draw:text-style-name="P4" xml:id="id5" draw:id="id5" draw:layer="layout" svg:width="2.145cm" svg:height="1.105cm" svg:x="7.504cm" svg:y="12.863cm">
          <text:p text:style-name="P3"><text:span text:style-name="T3">a </text:span><text:span text:style-name="T3">= </text:span><text:span text:style-name="T4">σ(</text:span><text:span text:style-name="T4">z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.433cm" svg:y1="13.415cm" svg:x2="7.504cm" svg:y2="13.415cm" draw:start-shape="id2" draw:start-glue-point="1" draw:end-shape="id5" draw:end-glue-point="3" svg:d="M6433 13415h1071" svg:viewBox="0 0 1072 1">
          <text:p/>
        </draw:connector>
        <draw:custom-shape draw:style-name="gr6" draw:text-style-name="P4" xml:id="id6" draw:id="id6" draw:layer="layout" svg:width="2.75cm" svg:height="1.105cm" svg:x="10.828cm" svg:y="12.863cm">
          <text:p text:style-name="P3"><text:span text:style-name="T5">Loss( a, y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9.649cm" svg:y1="13.415cm" svg:x2="10.828cm" svg:y2="13.415cm" draw:start-shape="id5" draw:start-glue-point="1" draw:end-shape="id6" draw:end-glue-point="3" svg:d="M9649 13415h1179" svg:viewBox="0 0 1180 1">
          <text:p/>
        </draw:connector>
        <draw:custom-shape draw:style-name="gr7" draw:text-style-name="P6" draw:layer="layout" svg:width="10.401cm" svg:height="4.532cm" svg:x="14.368cm" svg:y="15.49cm">
          <text:p/>
          <draw:enhanced-geometry svg:viewBox="0 0 21600 21600" draw:path-stretchpoint-x="10800" draw:path-stretchpoint-y="10800" draw:text-areas="?f3 ?f4 ?f5 ?f6" draw:type="round-rectangle" draw:modifiers="5008.07412309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0.401cm" svg:height="4.532cm" svg:x="2.679cm" svg:y="15.489cm">
          <text:p/>
          <draw:enhanced-geometry svg:viewBox="0 0 21600 21600" draw:path-stretchpoint-x="10800" draw:path-stretchpoint-y="10800" draw:text-areas="?f3 ?f4 ?f5 ?f6" draw:type="round-rectangle" draw:modifiers="5575.11581733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072cm" svg:height="1.105cm" svg:x="0.535cm" svg:y="17.035cm">
          <text:p text:style-name="P3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7" draw:id="id7" draw:layer="layout" svg:width="1.139cm" svg:height="1.176cm" svg:x="6.433cm" svg:y="15.709cm">
          <text:p text:style-name="P3"><text:span text:style-name="T3">W</text:span><text:span text:style-name="T6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9" draw:id="id9" draw:layer="layout" svg:width="1.072cm" svg:height="1.105cm" svg:x="4.288cm" svg:y="15.709cm">
          <text:p text:style-name="P3"><text:span text:style-name="T3">b</text:span><text:span text:style-name="T6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8" draw:id="id8" draw:layer="layout" svg:width="4.825cm" svg:height="1.105cm" svg:x="3.216cm" svg:y="18.216cm">
          <text:p text:style-name="P9"><text:span text:style-name="T7">z</text:span><text:span text:style-name="T8">[1] </text:span><text:span text:style-name="T7">= a</text:span><text:span text:style-name="T8">[0]</text:span><text:span text:style-name="T7"> . W</text:span><text:span text:style-name="T8">[1]</text:span><text:span text:style-name="T7"> + b</text:span><text:span text:style-name="T6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5" draw:layer="layout" draw:type="line" svg:x1="7.002cm" svg:y1="16.885cm" svg:x2="5.628cm" svg:y2="18.216cm" draw:start-shape="id7" draw:start-glue-point="2" draw:end-shape="id8" draw:end-glue-point="0" svg:d="M7002 16885l-1374 1331" svg:viewBox="0 0 1375 1332">
          <text:p/>
        </draw:connector>
        <draw:connector draw:style-name="gr12" draw:text-style-name="P5" draw:layer="layout" draw:type="line" svg:x1="4.824cm" svg:y1="16.814cm" svg:x2="5.628cm" svg:y2="18.216cm" draw:start-shape="id9" draw:start-glue-point="2" draw:end-shape="id8" draw:end-glue-point="0" svg:d="M4824 16814l804 1402" svg:viewBox="0 0 805 1403">
          <text:p/>
        </draw:connector>
        <draw:custom-shape draw:style-name="gr13" draw:text-style-name="P8" xml:id="id10" draw:id="id10" draw:layer="layout" svg:width="3.217cm" svg:height="1.105cm" svg:x="9.112cm" svg:y="18.216cm">
          <text:p text:style-name="P3"><text:span text:style-name="T7">a</text:span><text:span text:style-name="T9">[1]</text:span><text:span text:style-name="T10"> = g</text:span><text:span text:style-name="T11">(z</text:span><text:span text:style-name="T12">[1]</text:span><text:span text:style-name="T4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5" draw:layer="layout" draw:type="line" svg:x1="8.041cm" svg:y1="18.768cm" svg:x2="9.112cm" svg:y2="18.768cm" draw:start-shape="id8" draw:start-glue-point="1" draw:end-shape="id10" draw:end-glue-point="3" svg:d="M8041 18768h1071" svg:viewBox="0 0 1072 1">
          <text:p/>
        </draw:connector>
        <draw:custom-shape draw:style-name="gr14" draw:text-style-name="P4" draw:layer="layout" svg:width="3.17cm" svg:height="1.105cm" svg:x="26.054cm" svg:y="17.146cm">
          <text:p text:style-name="P3"><text:span text:style-name="T13">Loss ( a</text:span><text:span text:style-name="T14">[2]</text:span><text:span text:style-name="T5">, y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xml:id="id11" draw:id="id11" draw:layer="layout" svg:width="5.3cm" svg:height="1.105cm" svg:x="15cm" svg:y="18.216cm">
          <text:p text:style-name="P9"><text:span text:style-name="T7">z</text:span><text:span text:style-name="T8">[2] </text:span><text:span text:style-name="T7">= <text:s text:c="2"/></text:span><text:span text:style-name="T15">a</text:span><text:span text:style-name="T16">[1]</text:span><text:span text:style-name="T17"> <text:s text:c="2"/>.</text:span><text:span text:style-name="T7"> W</text:span><text:span text:style-name="T8">[2]</text:span><text:span text:style-name="T7"> + b</text:span><text:span text:style-name="T6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xml:id="id12" draw:id="id12" draw:layer="layout" svg:width="2.681cm" svg:height="1.168cm" svg:x="21.443cm" svg:y="18.185cm">
          <text:p text:style-name="P3"><text:span text:style-name="T7">a</text:span><text:span text:style-name="T9">[2]</text:span><text:span text:style-name="T10"> = </text:span><text:span text:style-name="T11">σ(z</text:span><text:span text:style-name="T12">[2]</text:span><text:span text:style-name="T4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draw:layer="layout" draw:type="line" svg:x1="20.3cm" svg:y1="18.768cm" svg:x2="21.443cm" svg:y2="18.769cm" draw:start-shape="id11" draw:start-glue-point="1" draw:end-shape="id12" draw:end-glue-point="3" svg:d="M20300 18768l1143 1" svg:viewBox="0 0 1144 2">
          <text:p/>
        </draw:connector>
        <draw:custom-shape draw:style-name="gr18" draw:text-style-name="P12" xml:id="id13" draw:id="id13" draw:layer="layout" svg:width="1.072cm" svg:height="1.105cm" svg:x="16.082cm" svg:y="15.75cm">
          <text:p text:style-name="P3"><text:span text:style-name="T3">W</text:span><text:span text:style-name="T6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xml:id="id14" draw:id="id14" draw:layer="layout" svg:width="1.072cm" svg:height="1.105cm" svg:x="18.226cm" svg:y="15.709cm">
          <text:p text:style-name="P3"><text:span text:style-name="T3">b</text:span><text:span text:style-name="T6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draw:layer="layout" draw:type="line" svg:x1="16.618cm" svg:y1="16.855cm" svg:x2="17.65cm" svg:y2="18.216cm" draw:start-shape="id13" draw:start-glue-point="2" draw:end-shape="id11" draw:end-glue-point="0" svg:d="M16618 16855l1032 1361" svg:viewBox="0 0 1033 1362">
          <text:p/>
        </draw:connector>
        <draw:connector draw:style-name="gr17" draw:text-style-name="P5" draw:layer="layout" draw:type="line" svg:x1="18.762cm" svg:y1="16.814cm" svg:x2="17.65cm" svg:y2="18.216cm" draw:start-shape="id14" draw:start-glue-point="2" draw:end-shape="id11" draw:end-glue-point="0" svg:d="M18762 16814l-1112 1402" svg:viewBox="0 0 1113 1403">
          <text:p/>
        </draw:connector>
        <draw:custom-shape draw:style-name="gr19" draw:text-style-name="P13" xml:id="id16" draw:id="id16" draw:layer="layout" svg:width="1.3cm" svg:height="1.4cm" svg:x="16.389cm" svg:y="18.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0" draw:text-style-name="P14" draw:layer="layout" draw:type="curve" draw:line-skew="-0.889cm" svg:x1="9.74cm" svg:y1="18.1cm" svg:x2="17.039cm" svg:y2="18.1cm" draw:start-shape="id15" draw:start-glue-point="4" draw:end-shape="id16" draw:end-glue-point="4" svg:d="M9740 18100c0-2145 7299-2145 7299 0" svg:viewBox="0 0 7300 1610">
          <text:p/>
        </draw:connector>
        <draw:custom-shape draw:style-name="gr21" draw:text-style-name="P16" draw:layer="layout" svg:width="20.157cm" svg:height="0.8cm" svg:x="4.931cm" svg:y="14.38cm">
          <text:p text:style-name="P15"><text:span text:style-name="T18">Forward Propagation</text:span></text:p>
          <draw:enhanced-geometry svg:viewBox="0 0 21600 21600" draw:text-areas="0 0 21600 21600" draw:type="chevron" draw:modifiers="20098.77964083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7" draw:layer="layout" svg:width="1.072cm" svg:height="0.442cm" svg:x="1.607cm" svg:y="17.3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7" draw:layer="layout" svg:width="1.286cm" svg:height="0.442cm" svg:x="13.081cm" svg:y="17.3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7" draw:layer="layout" svg:width="1.286cm" svg:height="0.442cm" svg:x="24.768cm" svg:y="17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7" draw:layer="layout" svg:width="1.999cm" svg:height="0.999cm" svg:x="9.52cm" svg:y="15.48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9" draw:text-style-name="P13" xml:id="id15" draw:id="id15" draw:layer="layout" svg:width="1.3cm" svg:height="1.4cm" svg:x="9.09cm" svg:y="18.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5" draw:text-style-name="P19" xml:id="id19" draw:id="id19" draw:layer="layout" svg:width="1cm" svg:height="1cm" svg:x="7.264cm" svg:y="2cm">
          <text:p text:style-name="P18"><text:span text:style-name="T19">1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xml:id="id20" draw:id="id20" draw:layer="layout" svg:width="1cm" svg:height="1cm" svg:x="4.4cm" svg:y="6.001cm">
          <text:p text:style-name="P20"><text:span text:style-name="T20">x</text:span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xml:id="id18" draw:id="id18" draw:layer="layout" svg:width="1.5cm" svg:height="1.5cm" svg:x="7.014cm" svg:y="3.75cm">
          <text:p text:style-name="P1"><text:span text:style-name="T2">g | 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xml:id="id21" draw:id="id21" draw:layer="layout" svg:width="1cm" svg:height="1cm" svg:x="9.612cm" svg:y="3.951cm">
          <text:p text:style-name="P22"><text:span text:style-name="T22">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5" draw:layer="layout" svg:width="0.8cm" svg:height="1.047cm" svg:x="8.1cm" svg:y="2.753cm">
          <draw:text-box>
            <text:p text:style-name="P24"><text:span text:style-name="T23">b</text:span></text:p>
          </draw:text-box>
        </draw:frame>
        <draw:frame draw:style-name="gr29" draw:text-style-name="P27" draw:layer="layout" svg:width="1.7cm" svg:height="1.047cm" svg:x="1.4cm" svg:y="6.101cm">
          <draw:text-box>
            <text:p text:style-name="P26"><text:span text:style-name="T24">Input </text:span></text:p>
          </draw:text-box>
        </draw:frame>
        <draw:line draw:style-name="gr30" draw:text-style-name="P28" draw:layer="layout" svg:x1="3cm" svg:y1="6.503cm" svg:x2="4.4cm" svg:y2="6.503cm">
          <text:p/>
        </draw:line>
        <draw:custom-shape draw:style-name="gr31" draw:text-style-name="P29" xml:id="id17" draw:id="id17" draw:layer="layout" svg:width="1cm" svg:height="1cm" svg:x="4.4cm" svg:y="2cm">
          <text:p text:style-name="P17"><text:span text:style-name="T25">x</text:span><text:span text:style-name="T2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5" draw:layer="layout" svg:width="1.686cm" svg:height="0.806cm" svg:x="1.4cm" svg:y="2.097cm">
          <draw:text-box>
            <text:p text:style-name="P24"><text:span text:style-name="T23">In</text:span><text:span text:style-name="T23">pu</text:span><text:span text:style-name="T23">t </text:span></text:p>
          </draw:text-box>
        </draw:frame>
        <draw:line draw:style-name="gr30" draw:text-style-name="P28" draw:layer="layout" svg:x1="3cm" svg:y1="2.5cm" svg:x2="4.4cm" svg:y2="2.5cm">
          <text:p/>
        </draw:line>
        <draw:connector draw:style-name="gr33" draw:text-style-name="P28" draw:layer="layout" draw:type="line" svg:x1="5.254cm" svg:y1="2.854cm" svg:x2="7.233cm" svg:y2="3.969cm" draw:start-shape="id17" draw:start-glue-point="9" draw:end-shape="id18" draw:end-glue-point="5" svg:d="M5254 2854l1979 1115" svg:viewBox="0 0 1980 1116">
          <text:p/>
        </draw:connector>
        <draw:connector draw:style-name="gr33" draw:text-style-name="P28" draw:layer="layout" draw:type="line" svg:x1="7.764cm" svg:y1="3cm" svg:x2="7.764cm" svg:y2="3.75cm" draw:start-shape="id19" draw:start-glue-point="8" draw:end-shape="id18" draw:end-glue-point="4" svg:d="M7764 3000v750" svg:viewBox="0 0 1 751">
          <text:p/>
        </draw:connector>
        <draw:connector draw:style-name="gr33" draw:text-style-name="P30" draw:layer="layout" draw:type="line" svg:x1="5.254cm" svg:y1="6.147cm" svg:x2="7.233cm" svg:y2="5.031cm" draw:start-shape="id20" draw:start-glue-point="11" draw:end-shape="id18" draw:end-glue-point="7" svg:d="M5254 6147l1979-1116" svg:viewBox="0 0 1980 1117">
          <text:p/>
        </draw:connector>
        <draw:connector draw:style-name="gr33" draw:text-style-name="P28" draw:layer="layout" draw:type="line" svg:x1="8.514cm" svg:y1="4.5cm" svg:x2="9.612cm" svg:y2="4.451cm" draw:start-shape="id18" draw:start-glue-point="10" draw:end-shape="id21" draw:end-glue-point="6" svg:d="M8514 4500l1098-49" svg:viewBox="0 0 1099 50">
          <text:p/>
        </draw:connector>
        <draw:frame draw:style-name="gr29" draw:text-style-name="P32" draw:layer="layout" svg:width="1.5cm" svg:height="1.047cm" svg:x="5.7cm" svg:y="2.5cm">
          <draw:text-box>
            <text:p text:style-name="P31"><text:span text:style-name="T19">w</text:span><text:span text:style-name="T27">1</text:span></text:p>
          </draw:text-box>
        </draw:frame>
        <draw:frame draw:style-name="gr34" draw:text-style-name="P32" draw:layer="layout" svg:width="1.5cm" svg:height="0.806cm" svg:x="5.6cm" svg:y="4.8cm">
          <draw:text-box>
            <text:p text:style-name="P31"><text:span text:style-name="T19">w</text:span><text:span text:style-name="T27">2</text:span></text:p>
          </draw:text-box>
        </draw:frame>
        <draw:custom-shape draw:style-name="gr35" draw:text-style-name="P19" xml:id="id24" draw:id="id24" draw:layer="layout" svg:width="1cm" svg:height="1cm" svg:x="20.35cm" svg:y="1cm">
          <text:p text:style-name="P18"><text:span text:style-name="T19">1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23" draw:id="id23" draw:layer="layout" svg:width="1.5cm" svg:height="1.5cm" svg:x="20.1cm" svg:y="3.75cm">
          <text:p text:style-name="P1"><text:span text:style-name="T2">g | 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3cm" svg:height="0.806cm" svg:x="21.1cm" svg:y="2.3cm">
          <draw:text-box>
            <text:p text:style-name="P24"><text:span text:style-name="T23">b</text:span><text:span text:style-name="T28">[1]</text:span></text:p>
          </draw:text-box>
        </draw:frame>
        <draw:custom-shape draw:style-name="gr38" draw:text-style-name="P29" xml:id="id22" draw:id="id22" draw:layer="layout" svg:width="1cm" svg:height="1cm" svg:x="17.414cm" svg:y="4cm">
          <text:p text:style-name="P17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5" draw:layer="layout" svg:width="1.686cm" svg:height="0.806cm" svg:x="14.297cm" svg:y="4cm">
          <draw:text-box>
            <text:p text:style-name="P24"><text:span text:style-name="T23">Input </text:span></text:p>
          </draw:text-box>
        </draw:frame>
        <draw:line draw:style-name="gr30" draw:text-style-name="P28" draw:layer="layout" svg:x1="16.014cm" svg:y1="4.5cm" svg:x2="17.414cm" svg:y2="4.5cm">
          <text:p/>
        </draw:line>
        <draw:connector draw:style-name="gr33" draw:text-style-name="P28" draw:layer="layout" draw:type="line" svg:x1="18.414cm" svg:y1="4.5cm" svg:x2="20.1cm" svg:y2="4.5cm" draw:start-shape="id22" draw:start-glue-point="10" draw:end-shape="id23" draw:end-glue-point="6" svg:d="M18414 4500h1686" svg:viewBox="0 0 1687 1">
          <text:p/>
        </draw:connector>
        <draw:connector draw:style-name="gr33" draw:text-style-name="P28" draw:layer="layout" draw:type="line" svg:x1="20.85cm" svg:y1="2cm" svg:x2="20.85cm" svg:y2="3.75cm" draw:start-shape="id24" draw:start-glue-point="8" draw:end-shape="id23" draw:end-glue-point="4" svg:d="M20850 2000v1750" svg:viewBox="0 0 1 1751">
          <text:p/>
        </draw:connector>
        <draw:frame draw:style-name="gr29" draw:text-style-name="P32" draw:layer="layout" svg:width="1.5cm" svg:height="1.047cm" svg:x="18.5cm" svg:y="3.7cm">
          <draw:text-box>
            <text:p text:style-name="P31"><text:span text:style-name="T19">W</text:span><text:span text:style-name="T29">[1]</text:span></text:p>
          </draw:text-box>
        </draw:frame>
        <draw:custom-shape draw:style-name="gr39" draw:text-style-name="P19" xml:id="id26" draw:id="id26" draw:layer="layout" svg:width="1cm" svg:height="1cm" svg:x="23.6cm" svg:y="1.001cm">
          <text:p text:style-name="P18"><text:span text:style-name="T19">1</text:span><text:span text:style-name="T19">.</text:span><text:span text:style-name="T19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xml:id="id27" draw:id="id27" draw:layer="layout" svg:width="1cm" svg:height="1cm" svg:x="26.127cm" svg:y="4.001cm">
          <text:p text:style-name="P33"><text:span text:style-name="T13">a</text:span><text:span text:style-name="T14">[2</text:span><text:span text:style-name="T14">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3cm" svg:height="0.806cm" svg:x="24.301cm" svg:y="2.301cm">
          <draw:text-box>
            <text:p text:style-name="P24"><text:span text:style-name="T23">b</text:span><text:span text:style-name="T28">[2]</text:span></text:p>
          </draw:text-box>
        </draw:frame>
        <draw:connector draw:style-name="gr33" draw:text-style-name="P28" draw:layer="layout" draw:type="line" svg:x1="21.615cm" svg:y1="4.501cm" svg:x2="23.35cm" svg:y2="4.501cm" draw:end-shape="id25" draw:end-glue-point="6" svg:d="M21615 4501h1735" svg:viewBox="0 0 1736 1">
          <text:p/>
        </draw:connector>
        <draw:connector draw:style-name="gr33" draw:text-style-name="P28" draw:layer="layout" draw:type="line" svg:x1="24.1cm" svg:y1="2.001cm" svg:x2="24.1cm" svg:y2="3.751cm" draw:start-shape="id26" draw:start-glue-point="8" draw:end-shape="id25" draw:end-glue-point="4" svg:d="M24100 2001v1750" svg:viewBox="0 0 1 1751">
          <text:p/>
        </draw:connector>
        <draw:connector draw:style-name="gr33" draw:text-style-name="P28" draw:layer="layout" draw:type="line" svg:x1="24.85cm" svg:y1="4.501cm" svg:x2="26.127cm" svg:y2="4.501cm" draw:start-shape="id25" draw:start-glue-point="10" draw:end-shape="id27" draw:end-glue-point="6" svg:d="M24850 4501h1277" svg:viewBox="0 0 1278 1">
          <text:p/>
        </draw:connector>
        <draw:frame draw:style-name="gr29" draw:text-style-name="P32" draw:layer="layout" svg:width="1.5cm" svg:height="1.047cm" svg:x="21.701cm" svg:y="3.701cm">
          <draw:text-box>
            <text:p text:style-name="P31"><text:span text:style-name="T19">W</text:span><text:span text:style-name="T29">[2]</text:span></text:p>
          </draw:text-box>
        </draw:frame>
        <draw:frame draw:style-name="gr40" draw:text-style-name="P34" draw:layer="layout" svg:width="5.535cm" svg:height="0.962cm" svg:x="5.9cm" svg:y="7.5cm">
          <draw:text-box>
            <text:p>Single Perceptron</text:p>
          </draw:text-box>
        </draw:frame>
        <draw:frame draw:style-name="gr40" draw:text-style-name="P34" draw:layer="layout" svg:width="5.256cm" svg:height="0.962cm" svg:x="18.801cm" svg:y="7.5cm">
          <draw:text-box>
            <text:p>Two Perceptrons</text:p>
          </draw:text-box>
        </draw:frame>
        <draw:line draw:style-name="gr41" draw:text-style-name="P35" draw:layer="layout" svg:x1="13cm" svg:y1="1.6cm" svg:x2="13cm" svg:y2="7.4cm">
          <text:p/>
        </draw:line>
        <draw:line draw:style-name="gr41" draw:text-style-name="P35" draw:layer="layout" svg:x1="4.5cm" svg:y1="9.5cm" svg:x2="26.8cm" svg:y2="9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CJK SC3" svg:font-family="'Noto Sans CJK SC'" style:font-family-generic="swiss" style:font-pitch="variable"/>
    <style:font-face style:name="Ubuntu" svg:font-family="Ubuntu" style:font-pitch="variable"/>
    <style:font-face style:name="Ubuntu1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marker draw:name="Arrowheads_20_2" draw:display-name="Arrowheads 2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16:43:39.938484631</meta:creation-date>
    <dc:date>2023-11-15T12:07:30.595428483</dc:date>
    <meta:editing-duration>PT1H34M3S</meta:editing-duration>
    <meta:editing-cycles>19</meta:editing-cycles>
    <meta:generator>LibreOffice/7.3.7.2$Linux_X86_64 LibreOffice_project/30$Build-2</meta:generator>
    <meta:document-statistic meta:object-count="74"/>
  </office:meta>
</office:document-meta>
</file>

<file path=Object 2/content.xml><?xml version="1.0" encoding="utf-8"?>
<math xmlns="http://www.w3.org/1998/Math/MathML" display="block"/>
</file>